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b655" officeooo:paragraph-rsid="0017b655"/>
    </style:style>
    <style:style style:name="P2" style:family="paragraph" style:parent-style-name="Standard">
      <style:paragraph-properties fo:text-align="justify" style:justify-single-word="false"/>
      <style:text-properties officeooo:rsid="0017b655" officeooo:paragraph-rsid="001c3eb6"/>
    </style:style>
    <style:style style:name="P3" style:family="paragraph" style:parent-style-name="Standard">
      <style:paragraph-properties fo:text-align="justify" style:justify-single-word="false"/>
      <style:text-properties fo:font-weight="bold" officeooo:rsid="0017b655" officeooo:paragraph-rsid="0017b655" style:font-weight-asian="bold" style:font-weight-complex="bold"/>
    </style:style>
    <style:style style:name="P4" style:family="paragraph" style:parent-style-name="Standard">
      <style:paragraph-properties fo:text-align="justify" style:justify-single-word="false"/>
      <style:text-properties fo:font-size="14pt" fo:font-weight="bold" officeooo:rsid="0017b655" officeooo:paragraph-rsid="0017b655"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0000cc" officeooo:rsid="0017b655" officeooo:paragraph-rsid="0017b655"/>
    </style:style>
    <style:style style:name="T1" style:family="text">
      <style:text-properties fo:color="#0000cc"/>
    </style:style>
    <style:style style:name="T2" style:family="text">
      <style:text-properties fo:color="#0000cc" officeooo:rsid="001b25f5"/>
    </style:style>
    <style:style style:name="T3" style:family="text">
      <style:text-properties fo:color="#0000cc" officeooo:rsid="001c3eb6"/>
    </style:style>
    <style:style style:name="T4" style:family="text">
      <style:text-properties fo:color="#0000cc" officeooo:rsid="001ceafd"/>
    </style:style>
    <style:style style:name="T5" style:family="text">
      <style:text-properties fo:color="#0000cc" fo:font-weight="normal" officeooo:rsid="001ceafd" style:font-weight-asian="normal" style:font-weight-complex="normal"/>
    </style:style>
    <style:style style:name="T6" style:family="text">
      <style:text-properties fo:color="#0000cc" style:text-underline-style="solid" style:text-underline-width="auto" style:text-underline-color="font-color" fo:font-weight="normal" officeooo:rsid="001ceafd" style:font-weight-asian="normal" style:font-weight-complex="normal"/>
    </style:style>
    <style:style style:name="T7" style:family="text">
      <style:text-properties officeooo:rsid="001e78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this page you can find a list of common issues that we detected while looking at some submissions. </text:p>
      <text:p text:style-name="P1"/>
      <text:p text:style-name="P1">Some of the style issues can be detected by the automated style checker that we also use for the grading process. The style checker, which is based on Scalastyle, can be executed locally in sbt by running the styleCheck task. </text:p>
      <text:p text:style-name="P1"/>
      <text:p text:style-name="P4">Common Issues </text:p>
      <text:p text:style-name="P1"/>
      <text:p text:style-name="P3">#1 <text:span text:style-name="T1">Avoid Casts and Type Tests </text:span></text:p>
      <text:p text:style-name="P1"/>
      <text:p text:style-name="P1"><text:span text:style-name="T1">Never use isInstanceOf or asInstanceOf - there’s always a better solution</text:span>, both for the assignments, and also for any real-world Scala project. If you find yourself wanting to use casts, take a step back and think about what you’re trying to achieve. Re-read the assignment instructions and have another look at the corresponding lecture videos. </text:p>
      <text:p text:style-name="P1"/>
      <text:p text:style-name="P3">#2 Indentation </text:p>
      <text:p text:style-name="P3"/>
      <text:p text:style-name="P1">Make sure your code is properly indented, it becomes a lot more readable. </text:p>
      <text:p text:style-name="P1"/>
      <text:p text:style-name="P1">This might seem trivial and not very relevant for our exercises, but imagine yourself in the future being part of a team, working on the same files with other coders: it is very important that everybody respects the style rules to keep the code healthy. </text:p>
      <text:p text:style-name="P1"/>
      <text:p text:style-name="P1">If your editor does not do indentation the way you would like it to have, you should find out how to change its settings. <text:span text:style-name="T1">In Scala, the standard is to indent using 2 spaces (no tabs). </text:span><text:span text:style-name="T2">跟我平時Java習慣不一樣.</text:span></text:p>
      <text:p text:style-name="P1"/>
      <text:p text:style-name="P3">#3 Line Length and Whitespace </text:p>
      <text:p text:style-name="P1"/>
      <text:p text:style-name="P5">Make sure the lines are not too long, otherwise your code is very hard to read. Instead of writing very long lines, introduce some local value bindings. Using whitespace uniformly makes your code more readable. </text:p>
      <text:p text:style-name="P1"/>
      <text:p text:style-name="P1">Example (long line, missing spaces): </text:p>
      <text:p text:style-name="P1"/>
      <text:p text:style-name="P1">if(p(this.head))this.tail.filter0(p, accu.incl(this.head))else this.tail.filter0 </text:p>
      <text:p text:style-name="P1"><text:s text:c="2"/>(p, accu) </text:p>
      <text:p text:style-name="P1"/>
      <text:p text:style-name="P1">Better: </text:p>
      <text:p text:style-name="P1"/>
      <text:p text:style-name="P1">if (p(this.head)) </text:p>
      <text:p text:style-name="P1"><text:s text:c="2"/>this.tail.filter0(p, accu.incl(this.head)) </text:p>
      <text:p text:style-name="P1">else </text:p>
      <text:p text:style-name="P1"><text:s text:c="2"/>this.tail.filter0(p, accu) </text:p>
      <text:p text:style-name="P1"/>
      <text:p text:style-name="P1">Even better (see #4 and #6 below): </text:p>
      <text:p text:style-name="P1"/>
      <text:p text:style-name="P1">val newAccu = </text:p>
      <text:p text:style-name="P1"><text:s text:c="2"/>if (p(this.head)) accu.incl(this.head) </text:p>
      <text:p text:style-name="P1"><text:soft-page-break/><text:s text:c="2"/>else accu </text:p>
      <text:p text:style-name="P1">this.tail.filter0(p, newAccu) </text:p>
      <text:p text:style-name="P1"/>
      <text:p text:style-name="P3">#4 Use local Values to simplify complex Expressions </text:p>
      <text:p text:style-name="P1"/>
      <text:p text:style-name="P1">When writing code in functional style, methods are often implemented as a combination of function calls. If such a combined expression grows too big, the code might become hard to understand. </text:p>
      <text:p text:style-name="P1"/>
      <text:p text:style-name="P1">In such cases<text:span text:style-name="T1"> it is better to store some arguments in a local value before passing them to the function</text:span> (see #3 above). Make sure that the local value has a meaningful name (see #5 below)! </text:p>
      <text:p text:style-name="P1"/>
      <text:p text:style-name="P3">#5 Choose meaningful Names for Methods and Values </text:p>
      <text:p text:style-name="P1"/>
      <text:p text:style-name="P1">The names of methods, fields and values should be carefully chosen so that the source code is easy to understand. A method name should make it clear what the method does. No, temp is never a good name :-) </text:p>
      <text:p text:style-name="P1"/>
      <text:p text:style-name="P1">A few improvable examples: </text:p>
      <text:p text:style-name="P1"/>
      <text:p text:style-name="P1">val temp = sortFuntion0(list.head, tweet) <text:s text:c="2"/>// what does sortFunction0 do? </text:p>
      <text:p text:style-name="P1">def temp(first: TweetSet, second : TweetSet): TweetSet = ... </text:p>
      <text:p text:style-name="P1">def un(th: TweetSet,acc: TweetSet): TweetSet = ... </text:p>
      <text:p text:style-name="P1">val c = if (p(elem)) accu.incl(elem) else accu </text:p>
      <text:p text:style-name="P1">def loop(accu: Trending, current: TweetSet): Trending = ... </text:p>
      <text:p text:style-name="P1">def help(ch: Char, L2: List[Char], compteur: Int): (Char, Int) = ... </text:p>
      <text:p text:style-name="P1">def help2(L: List[(Char, Int)], L2: List[Char]): List[(Char, Int)] = ... </text:p>
      <text:p text:style-name="P1"/>
      <text:p text:style-name="P3">#6 Common Subexpressions </text:p>
      <text:p text:style-name="P1"/>
      <text:p text:style-name="P2">You should <text:span text:style-name="T1">avoid unnecessary invocations</text:span><text:span text:style-name="T3">(調用)</text:span><text:span text:style-name="T1"> of computation-intensive methods. </text:span>For example </text:p>
      <text:p text:style-name="P1"/>
      <text:p text:style-name="P5">this.remove(this.findMin).ascending(t + this.findMin) </text:p>
      <text:p text:style-name="P5"/>
      <text:p text:style-name="P1"><text:span text:style-name="T1">invokes the this.findMin method twice. If each invocation is expensive </text:span>(e.g. has to traverse an entire data structure) and does not have a side-effect, you can save one by introducing a local value binding: </text:p>
      <text:p text:style-name="P1"/>
      <text:p text:style-name="P5">val min = this.findMin </text:p>
      <text:p text:style-name="P5">this.remove(min).ascending(t + min) </text:p>
      <text:p text:style-name="P1"/>
      <text:p text:style-name="P1">This becomes even more important if the function is invoked recursively: in this case the method is not only invoked multiple times, but an exponential number of times. </text:p>
      <text:p text:style-name="P1"/>
      <text:p text:style-name="P3">#7 <text:span text:style-name="T1">Don’t Copy-Paste Code! </text:span><text:span text:style-name="T5">意思應該是不要在</text:span><text:span text:style-name="T6">同一個程序</text:span><text:span text:style-name="T5">中將一部分的代碼拷到另一部分去.</text:span></text:p>
      <text:p text:style-name="P1"/>
      <text:p text:style-name="P1">Copy-pasting code is always a warning sign for bad style! There are many disadvantages: </text:p>
      <text:p text:style-name="P1"/>
      <text:p text:style-name="P1">- The code is longer, it takes more time to understand it </text:p>
      <text:p text:style-name="P1"/>
      <text:p text:style-name="P1">- <text:span text:style-name="T1">If the two parts are not identical, but very similar, it is very difficult to spot the differences</text:span> (see <text:soft-page-break/>example below)</text:p>
      <text:p text:style-name="P1"/>
      <text:p text:style-name="P1">- <text:span text:style-name="T1">Maintaining two copies and making sure that they remain synchronized is very error-prone </text:span><text:span text:style-name="T4">(我在研究中的代碼經常這樣做)</text:span></text:p>
      <text:p text:style-name="P1"/>
      <text:p text:style-name="P1">- <text:span text:style-name="T1">The amount of work required to make changes to the code is multiplied</text:span></text:p>
      <text:p text:style-name="P1"/>
      <text:p text:style-name="P1"><text:span text:style-name="T1">You should factor out common parts into separate methods instead of copying code around. </text:span>Example (see also #3 above for another example): </text:p>
      <text:p text:style-name="P1"/>
      <text:p text:style-name="P1">val googleTweets: TweetSet = TweetReader.allTweets.filter(tweet =&gt; </text:p>
      <text:p text:style-name="P1"><text:s text:c="2"/>google.exists(word =&gt; tweet.text.contains(word))) </text:p>
      <text:p text:style-name="P1">val appleTweets: TweetSet = TweetReader.allTweets.filter(tweet =&gt; </text:p>
      <text:p text:style-name="P1"><text:s text:c="2"/>apple.exists(word =&gt; tweet.text.contains(word))) </text:p>
      <text:p text:style-name="P1"/>
      <text:p text:style-name="P1">This code is better written as follows: </text:p>
      <text:p text:style-name="P1"/>
      <text:p text:style-name="P1">def tweetsMentioning(dictionary: List[String]): TweetSet = </text:p>
      <text:p text:style-name="P1"><text:s text:c="2"/>TweetReader.allTweets.filter(tweet =&gt; </text:p>
      <text:p text:style-name="P1"><text:s text:c="4"/>dictionary.exists(word =&gt; tweet.text.contains(word))) </text:p>
      <text:p text:style-name="P1">val googleTweets = tweetsMentioning(google) </text:p>
      <text:p text:style-name="P1">val appleTweets <text:s/>= tweetsMentioning(apple) </text:p>
      <text:p text:style-name="P1"/>
      <text:p text:style-name="P3">#8 <text:span text:style-name="T1">Scala doesn’t require Semicolons </text:span></text:p>
      <text:p text:style-name="P1"/>
      <text:p text:style-name="P1"><text:span text:style-name="T1">Semicolons in Scala are only required when writing multiple statements on the same line.</text:span> Writing unnecessary semicolons should be avoided, for example: </text:p>
      <text:p text:style-name="P1"/>
      <text:p text:style-name="P1">def filter(p: Tweet =&gt; Boolean): TweetSet = filter0(p, new Empty); </text:p>
      <text:p text:style-name="P1"/>
      <text:p text:style-name="P1">#9 <text:span text:style-name="T1">Don’t submit Code with “print” Statements </text:span></text:p>
      <text:p text:style-name="P1"/>
      <text:p text:style-name="P1">You should clean up your code and remove all print or println statements before submitting it. <text:span text:style-name="T1">The same will apply once you work for a company and create code that is used in production: the final code should be free of debugging statements. </text:span></text:p>
      <text:p text:style-name="P1"/>
      <text:p text:style-name="P3">#10 <text:span text:style-name="T1">Avoid using Return </text:span></text:p>
      <text:p text:style-name="P1"/>
      <text:p text:style-name="P1">In Scala, you often don’t need to use explicit returns because <text:span text:style-name="T1">control structures such as if are expressions. For example, in </text:span></text:p>
      <text:p text:style-name="P5"/>
      <text:p text:style-name="P5">def factorial(n: Int): Int = { </text:p>
      <text:p text:style-name="P5"><text:s text:c="2"/>if (n &lt;= 0) return 1 </text:p>
      <text:p text:style-name="P5"><text:s text:c="2"/>else return (n * factorial(n-1)) </text:p>
      <text:p text:style-name="P5">} </text:p>
      <text:p text:style-name="P5"/>
      <text:p text:style-name="P5">the return statements can simply be dropped. </text:p>
      <text:p text:style-name="P1"/>
      <text:p text:style-name="P3"/>
      <text:p text:style-name="P3"><text:soft-page-break/>#11 Avoid mutable local Variables </text:p>
      <text:p text:style-name="P1"/>
      <text:p text:style-name="P1">Since this is a course on functional programming, we want you to get used to writing code in a purely functional style, without using side-effecting operations. You can often rewrite code that uses mutable local variables to code with helper functions that take accumulators. Instead of: </text:p>
      <text:p text:style-name="P1"/>
      <text:p text:style-name="P1">def fib(n: Int): Int = { </text:p>
      <text:p text:style-name="P1"><text:s text:c="2"/>var a = 0 </text:p>
      <text:p text:style-name="P1"><text:s text:c="2"/>var b = 1 </text:p>
      <text:p text:style-name="P1"><text:s text:c="2"/>var i = 0 </text:p>
      <text:p text:style-name="P1"><text:s text:c="2"/>while (i &lt; n) { </text:p>
      <text:p text:style-name="P1"><text:s text:c="4"/>val prev_a = a </text:p>
      <text:p text:style-name="P1"><text:s text:c="4"/>a = b </text:p>
      <text:p text:style-name="P1"><text:s text:c="4"/>b = prev_a + b </text:p>
      <text:p text:style-name="P1"><text:s text:c="4"/>i = i + 1 </text:p>
      <text:p text:style-name="P1"><text:s text:c="2"/>} </text:p>
      <text:p text:style-name="P1"><text:s text:c="2"/>a </text:p>
      <text:p text:style-name="P1">} </text:p>
      <text:p text:style-name="P1"/>
      <text:p text:style-name="P1">prefer: </text:p>
      <text:p text:style-name="P1"/>
      <text:p text:style-name="P1">def fib(n: Int): Int = { </text:p>
      <text:p text:style-name="P1"><text:s text:c="2"/>def fibIter(i: Int, a: Int, b: Int): Int = </text:p>
      <text:p text:style-name="P1"><text:s text:c="4"/>if (i == n) a else fibIter(i+1, b, a+b) </text:p>
      <text:p text:style-name="P1"><text:s text:c="2"/>fibIter(0, 0, 1) </text:p>
      <text:p text:style-name="P1">} </text:p>
      <text:p text:style-name="P1"/>
      <text:p text:style-name="P3">#12 <text:span text:style-name="T1">Eliminate redundant “If” Expressions </text:span></text:p>
      <text:p text:style-name="P5"/>
      <text:p text:style-name="P5">Instead of </text:p>
      <text:p text:style-name="P5"/>
      <text:p text:style-name="P5">if (cond) true else false </text:p>
      <text:p text:style-name="P5"/>
      <text:p text:style-name="P5">you can simply write <text:span text:style-name="T7">(只有下面cond這一句)</text:span></text:p>
      <text:p text:style-name="P5"/>
      <text:p text:style-name="P5">cond </text:p>
      <text:p text:style-name="P5"/>
      <text:p text:style-name="P5">(Similarly for the negative case). </text:p>
      <text:p text:style-name="P5"/>
      <text:p text:style-name="P1">Other styling issues? </text:p>
      <text:p text:style-name="P1"/>
      <text:p text:style-name="P1">Please post to the forum using the style or styleChecktags and we will augment this style guide with sugg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5-22T17:19:20.202560560</dc:date>
    <meta:editing-duration>PT10M33S</meta:editing-duration>
    <meta:editing-cycles>8</meta:editing-cycles>
    <meta:generator>LibreOffice/4.2.8.2$Linux_X86_64 LibreOffice_project/420m0$Build-2</meta:generator>
    <meta:document-statistic meta:table-count="0" meta:image-count="0" meta:object-count="0" meta:page-count="4" meta:paragraph-count="101" meta:word-count="1084" meta:character-count="6509" meta:non-whitespace-character-count="5433"/>
  </office:meta>
</office:document-meta>
</file>